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solid" draw:fill-color="#1c1c1c" draw:opacity="100%" draw:textarea-horizontal-align="justify" draw:textarea-vertical-align="middle" draw:auto-grow-height="false" fo:min-height="11.644cm" fo:min-width="7.394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draw:opacity="60%" draw:textarea-horizontal-align="justify" draw:textarea-vertical-align="top" draw:auto-grow-height="false" fo:min-height="13.25cm" fo:min-width="22cm"/>
      <style:paragraph-properties style:writing-mode="lr-tb"/>
    </style:style>
    <style:style style:name="gr3" style:family="graphic" style:parent-style-name="standard">
      <style:graphic-properties draw:opacity="60%" draw:textarea-horizontal-align="justify" draw:textarea-vertical-align="top" draw:auto-grow-height="false" fo:min-height="13.25cm" fo:min-width="7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cm" fo:min-width="2.75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5cm" fo:min-width="2.25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7cm" fo:min-width="7.5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5cm" fo:min-width="3.25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75cm" fo:min-width="2.75cm"/>
      <style:paragraph-properties style:writing-mode="lr-tb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objectwithoutfill">
      <style:graphic-properties draw:marker-end="Arrowheads_20_4" draw:marker-end-width="0.3cm" draw:fill="none" draw:textarea-vertical-align="middle"/>
    </style:style>
    <style:style style:name="gr13" style:family="graphic" style:parent-style-name="objectwithoutfill">
      <style:graphic-properties draw:marker-end="Arrowheads_20_5" draw:marker-end-width="0.3cm" draw:fill="none" draw:textarea-vertical-align="middle"/>
    </style:style>
    <style:style style:name="gr14" style:family="graphic" style:parent-style-name="standard">
      <style:graphic-properties draw:marker-start="Arrowheads_20_6" draw:marker-start-width="0.3cm" draw:marker-end="Arrowheads_20_7" draw:marker-end-width="0.3cm" draw:textarea-vertical-align="middle"/>
    </style:style>
    <style:style style:name="gr15" style:family="graphic" style:parent-style-name="standard">
      <style:graphic-properties draw:marker-start="Arrowheads_20_8" draw:marker-start-width="0.3cm" draw:marker-end="Arrowheads_20_9" draw:marker-end-width="0.3cm" draw:textarea-vertical-align="middle"/>
    </style:style>
    <style:style style:name="gr16" style:family="graphic" style:parent-style-name="standard">
      <style:graphic-properties draw:marker-start="Arrowheads_20_10" draw:marker-start-width="0.3cm" draw:marker-end="Arrowheads_20_11" draw:marker-end-width="0.3cm" draw:textarea-vertical-align="middle"/>
    </style:style>
    <style:style style:name="gr17" style:family="graphic" style:parent-style-name="standard">
      <style:graphic-properties draw:marker-start="Arrowheads_20_12" draw:marker-start-width="0.3cm" draw:marker-end="Arrowheads_20_13" draw:marker-end-width="0.3cm" draw:textarea-vertical-align="middle"/>
    </style:style>
    <style:style style:name="gr18" style:family="graphic" style:parent-style-name="standard">
      <style:graphic-properties draw:marker-start="Arrowheads_20_14" draw:marker-start-width="0.3cm" draw:marker-end="Arrowheads_20_15" draw:marker-end-width="0.3cm" draw:textarea-vertical-align="middle"/>
    </style:style>
    <style:style style:name="gr19" style:family="graphic" style:parent-style-name="standard">
      <style:graphic-properties draw:marker-start="Arrowheads_20_16" draw:marker-start-width="0.3cm" draw:marker-end="Arrowheads_20_17" draw:marker-end-width="0.3cm" draw:textarea-vertical-align="middle"/>
    </style:style>
    <style:style style:name="gr20" style:family="graphic" style:parent-style-name="standard">
      <style:graphic-properties draw:marker-start="Arrowheads_20_18" draw:marker-start-width="0.3cm" draw:textarea-vertical-align="middle"/>
    </style:style>
    <style:style style:name="gr21" style:family="graphic" style:parent-style-name="standard">
      <style:graphic-properties draw:fill="none" draw:textarea-horizontal-align="justify" draw:textarea-vertical-align="top" draw:auto-grow-height="false" fo:min-height="22.25cm" fo:min-width="43.75cm"/>
      <style:paragraph-properties style:writing-mode="lr-tb"/>
    </style:style>
    <style:style style:name="gr22" style:family="graphic" style:parent-style-name="standard">
      <style:graphic-properties svg:stroke-width="0.106cm" svg:stroke-color="#000000" draw:marker-start-width="0.359cm" draw:marker-end-width="0.359cm" draw:fill="solid" draw:fill-color="#eeeeee" draw:opacity="100%" draw:textarea-horizontal-align="justify" draw:textarea-vertical-align="middle" draw:auto-grow-height="false" fo:min-height="10.75cm" fo:min-width="6.5cm" fo:padding-top="0.178cm" fo:padding-bottom="0.178cm" fo:padding-left="0.303cm" fo:padding-right="0.303cm"/>
      <style:paragraph-properties style:writing-mode="lr-tb"/>
    </style:style>
    <style:style style:name="gr23" style:family="graphic" style:parent-style-name="objectwithoutfill">
      <style:graphic-properties svg:stroke-width="0.159cm" svg:stroke-color="#00a933" draw:marker-start="Arrowheads_20_20" draw:marker-start-width="0.438cm" draw:marker-end="Arrowheads_20_19" draw:marker-end-width="0.538cm" draw:fill="none" draw:textarea-vertical-align="bottom" fo:padding-top="0.204cm" fo:padding-bottom="0.204cm" fo:padding-left="0.329cm" fo:padding-right="0.329cm"/>
      <style:paragraph-properties style:writing-mode="lr-tb"/>
    </style:style>
    <style:style style:name="P1" style:family="paragraph">
      <loext:graphic-properties draw:fill="solid" draw:fill-color="#1c1c1c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60%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eeeeee" draw:opacity="100%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8cm" svg:height="12cm" svg:x="20.75cm" svg:y="26.2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2.5cm" svg:height="13.5cm" svg:x="18.25cm" svg:y="8.75cm">
          <text:p text:style-name="P2">Logic PCB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5cm" svg:height="13.5cm" svg:x="8.5cm" svg:y="8.75cm">
          <text:p text:style-name="P2">Power PCB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25cm" svg:height="2.25cm" svg:x="11cm" svg:y="10cm">
          <text:p text:style-name="P2"><text:span text:style-name="T1">Motor 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2.75cm" svg:height="1.5cm" svg:x="3.75cm" svg:y="10.5cm">
          <text:p text:style-name="P2"><text:span text:style-name="T1">BLDC Motor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6.5cm" svg:y1="11.25cm" svg:x2="11cm" svg:y2="11.125cm" draw:start-shape="id1" draw:start-glue-point="1" svg:d="M6500 11250h2501v-125h1999" svg:viewBox="0 0 4501 126">
          <text:p/>
        </draw:connector>
        <draw:custom-shape draw:style-name="gr4" draw:text-style-name="P4" xml:id="id3" draw:id="id3" draw:layer="layout" svg:width="3.25cm" svg:height="2.25cm" svg:x="11.25cm" svg:y="10.25cm">
          <text:p text:style-name="P2"><text:span text:style-name="T1">Motor 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2.75cm" svg:height="1.5cm" svg:x="4cm" svg:y="10.75cm">
          <text:p text:style-name="P2"><text:span text:style-name="T1">BLDC Motor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6.75cm" svg:y1="11.5cm" svg:x2="11.25cm" svg:y2="11.375cm" draw:start-shape="id2" draw:start-glue-point="1" draw:end-shape="id3" draw:end-glue-point="3" svg:d="M6750 11500h2250v-125h2250" svg:viewBox="0 0 4501 126">
          <text:p/>
        </draw:connector>
        <draw:custom-shape draw:style-name="gr4" draw:text-style-name="P4" xml:id="id5" draw:id="id5" draw:layer="layout" svg:width="3.25cm" svg:height="2.25cm" svg:x="11.5cm" svg:y="10.5cm">
          <text:p text:style-name="P2"><text:span text:style-name="T1">Motor 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2.75cm" svg:height="1.5cm" svg:x="4.25cm" svg:y="11cm">
          <text:p text:style-name="P2"><text:span text:style-name="T1">BLDC Motor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7cm" svg:y1="11.75cm" svg:x2="11.5cm" svg:y2="11.625cm" draw:start-shape="id4" draw:start-glue-point="1" draw:end-shape="id5" draw:end-glue-point="3" svg:d="M7000 11750h2250v-125h2250" svg:viewBox="0 0 4501 126">
          <text:p/>
        </draw:connector>
        <draw:custom-shape draw:style-name="gr4" draw:text-style-name="P4" xml:id="id7" draw:id="id7" draw:layer="layout" svg:width="3.25cm" svg:height="2.25cm" svg:x="11.75cm" svg:y="10.75cm">
          <text:p text:style-name="P2"><text:span text:style-name="T1">Motor 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2.75cm" svg:height="1.5cm" svg:x="4.5cm" svg:y="11.25cm">
          <text:p text:style-name="P2"><text:span text:style-name="T1">BLDC Motor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7.25cm" svg:y1="12cm" svg:x2="11.75cm" svg:y2="11.875cm" draw:start-shape="id6" draw:start-glue-point="1" draw:end-shape="id7" draw:end-glue-point="3" svg:d="M7250 12000h2250v-125h2250" svg:viewBox="0 0 4501 126">
          <text:p/>
        </draw:connector>
        <draw:custom-shape draw:style-name="gr7" draw:text-style-name="P4" draw:layer="layout" svg:width="8cm" svg:height="7.25cm" svg:x="20.75cm" svg:y="9.75cm">
          <text:p text:style-name="P2"><text:span text:style-name="T1">Microcontroller</text:span><text:span text:style-name="T1"><text:line-break/></text:span><text:span text:style-name="T1">STM32H7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75cm" svg:height="2.75cm" svg:x="31.5cm" svg:y="10.25cm">
          <text:p text:style-name="P2"><text:span text:style-name="T1">WiFi/BLE Modul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75cm" svg:height="2.75cm" svg:x="31.5cm" svg:y="13.5cm">
          <text:p text:style-name="P2"><text:span text:style-name="T1">GPS Modul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25cm" svg:height="2cm" svg:x="27.25cm" svg:y="19.5cm">
          <text:p text:style-name="P2"><text:span text:style-name="T1">9 Axis IMU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25cm" svg:height="2cm" svg:x="23.25cm" svg:y="19.5cm">
          <text:p text:style-name="P2"><text:span text:style-name="T1">Pressure senso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25cm" svg:height="2cm" svg:x="19.25cm" svg:y="19.5cm">
          <text:p text:style-name="P2"><text:span text:style-name="T1">Flash memory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25cm" svg:height="2cm" svg:x="23.25cm" svg:y="6cm">
          <text:p text:style-name="P2"><text:span text:style-name="T1">Camera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25cm" svg:height="2cm" svg:x="4cm" svg:y="16.75cm">
          <text:p text:style-name="P2"><text:span text:style-name="T1">LiPo batter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25cm" svg:height="2.25cm" svg:x="11.25cm" svg:y="16.75cm">
          <text:p text:style-name="P2"><text:span text:style-name="T1">Switching DCDC </text:span></text:p>
          <text:p text:style-name="P2"><text:span text:style-name="T1">converter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7.25cm" svg:y1="17.75cm" svg:x2="11.25cm" svg:y2="17.75cm">
          <text:p/>
        </draw:line>
        <draw:line draw:style-name="gr11" draw:text-style-name="P5" draw:layer="layout" svg:x1="7.25cm" svg:y1="17.75cm" svg:x2="13.25cm" svg:y2="13cm">
          <text:p/>
        </draw:line>
        <draw:custom-shape draw:style-name="gr8" draw:text-style-name="P4" draw:layer="layout" svg:width="3.75cm" svg:height="2.75cm" svg:x="41.5cm" svg:y="13.5cm">
          <text:p text:style-name="P2"><text:span text:style-name="T1">GPS Antenna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9" draw:id="id9" draw:layer="layout" svg:width="3.75cm" svg:height="2.75cm" svg:x="36.25cm" svg:y="10.25cm">
          <text:p text:style-name="P2"><text:span text:style-name="T1">2.4GHz antenna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35.25cm" svg:y1="11.75cm" svg:x2="36.25cm" svg:y2="11.75cm">
          <text:p/>
        </draw:line>
        <draw:line draw:style-name="gr12" draw:text-style-name="P5" draw:layer="layout" svg:x1="41.5cm" svg:y1="14.75cm" svg:x2="35.25cm" svg:y2="14.75cm">
          <text:p/>
        </draw:line>
        <draw:line draw:style-name="gr13" draw:text-style-name="P5" draw:layer="layout" svg:x1="24.75cm" svg:y1="8cm" svg:x2="24.75cm" svg:y2="9.75cm">
          <text:p/>
        </draw:line>
        <draw:line draw:style-name="gr14" draw:text-style-name="P2" draw:layer="layout" svg:x1="28.75cm" svg:y1="11.75cm" svg:x2="31.5cm" svg:y2="11.75cm">
          <text:p/>
        </draw:line>
        <draw:line draw:style-name="gr15" draw:text-style-name="P2" draw:layer="layout" svg:x1="28.75cm" svg:y1="15cm" svg:x2="31.5cm" svg:y2="15cm">
          <text:p/>
        </draw:line>
        <draw:line draw:style-name="gr16" draw:text-style-name="P2" draw:layer="layout" svg:x1="21.5cm" svg:y1="17cm" svg:x2="21.5cm" svg:y2="19.5cm">
          <text:p/>
        </draw:line>
        <draw:line draw:style-name="gr17" draw:text-style-name="P2" draw:layer="layout" svg:x1="24.75cm" svg:y1="17cm" svg:x2="24.75cm" svg:y2="19.5cm">
          <text:p/>
        </draw:line>
        <draw:line draw:style-name="gr18" draw:text-style-name="P2" draw:layer="layout" svg:x1="28.25cm" svg:y1="17cm" svg:x2="28.25cm" svg:y2="19.5cm">
          <text:p/>
        </draw:line>
        <draw:line draw:style-name="gr19" draw:text-style-name="P2" draw:layer="layout" svg:x1="15cm" svg:y1="11.75cm" svg:x2="20.75cm" svg:y2="11.75cm">
          <text:p/>
        </draw:line>
        <draw:line draw:style-name="gr20" draw:text-style-name="P2" draw:layer="layout" svg:x1="18.25cm" svg:y1="16cm" svg:x2="14.5cm" svg:y2="18cm">
          <text:p/>
        </draw:line>
        <draw:custom-shape draw:style-name="gr21" draw:text-style-name="P5" draw:layer="layout" svg:width="44.25cm" svg:height="22.5cm" svg:x="3cm" svg:y="3cm">
          <text:p text:style-name="P2">Quadcopter Frame</text:p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7cm" svg:height="11cm" svg:x="21.25cm" svg:y="26.75cm">
          <text:p text:style-name="P2">Android App</text:p>
          <draw:enhanced-geometry svg:viewBox="0 0 21600 21600" draw:type="rectangle" draw:enhanced-path="M 0 0 L 21600 0 21600 21600 0 21600 0 0 Z N"/>
        </draw:custom-shape>
        <draw:connector draw:style-name="gr23" draw:text-style-name="P5" draw:layer="layout" draw:type="curve" svg:x1="28.75cm" svg:y1="32.25cm" svg:x2="38.125cm" svg:y2="13cm" draw:start-shape="id8" draw:start-glue-point="1" draw:end-shape="id9" draw:end-glue-point="2" svg:d="M28750 32250c6250 0 9375-6416 9375-19250" svg:viewBox="0 0 9376 19251">
          <text:p text:style-name="P2">Wifi / BLE</text:p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40" svg:d="M0 40l10-40 10 4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07T12:44:24.749000000</meta:creation-date>
    <dc:date>2020-12-07T13:03:40.327000000</dc:date>
    <meta:editing-duration>PT8M52S</meta:editing-duration>
    <meta:editing-cycles>1</meta:editing-cycles>
    <meta:document-statistic meta:object-count="41"/>
    <meta:generator>LibreOffice/7.0.1.2$Windows_X86_64 LibreOffice_project/7cbcfc562f6eb6708b5ff7d7397325de9e764452</meta:generator>
  </office:meta>
</office:document-meta>
</file>